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a0732"/>
    </style:style>
    <style:style style:name="P2" style:family="paragraph" style:parent-style-name="Standard">
      <style:text-properties style:font-name="Times New Roman" fo:font-size="12pt" officeooo:paragraph-rsid="001a0732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1c1ef0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1dc7bb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201c1e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2458d4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281124" style:font-size-asian="12pt" style:font-size-complex="12pt"/>
    </style:style>
    <style:style style:name="P8" style:family="paragraph" style:parent-style-name="Standard">
      <style:text-properties style:font-name="Times New Roman" fo:font-size="12pt" officeooo:paragraph-rsid="0029d6f6" style:font-size-asian="12pt" style:font-size-complex="12pt"/>
    </style:style>
    <style:style style:name="P9" style:family="paragraph" style:parent-style-name="Standard">
      <style:text-properties officeooo:paragraph-rsid="00281124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2pt" officeooo:paragraph-rsid="001a0732" style:font-size-asian="12pt" style:font-size-complex="12pt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2pt" officeooo:paragraph-rsid="001dc7bb" style:font-size-asian="12pt" style:font-size-complex="12pt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2pt" officeooo:paragraph-rsid="00201c1e" style:font-size-asian="12pt" style:font-size-complex="12pt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2pt" officeooo:paragraph-rsid="00247e7d" style:font-size-asian="12pt" style:font-size-complex="12pt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2pt" officeooo:paragraph-rsid="00281124" style:font-size-asian="12pt" style:font-size-complex="12pt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officeooo:paragraph-rsid="0029d6f6"/>
    </style:style>
    <style:style style:name="P16" style:family="paragraph" style:parent-style-name="Standard" style:master-page-name="Standard">
      <style:paragraph-properties style:page-number="auto"/>
      <style:text-properties style:font-name="Times New Roman" fo:font-size="12pt" officeooo:rsid="001a0732" officeooo:paragraph-rsid="002abb06" style:font-size-asian="12pt" style:font-size-complex="12pt"/>
    </style:style>
    <style:style style:name="P17" style:family="paragraph" style:parent-style-name="Standard" style:master-page-name="Standard">
      <style:paragraph-properties style:page-number="auto" fo:break-before="page"/>
      <style:text-properties style:font-name="Times New Roman" fo:font-size="12pt" officeooo:paragraph-rsid="00281124" style:font-size-asian="12pt" style:font-size-complex="12pt"/>
    </style:style>
    <style:style style:name="P18" style:family="paragraph" style:parent-style-name="Standard">
      <style:text-properties style:font-name="Times New Roman" fo:font-size="12pt" officeooo:rsid="00281124" officeooo:paragraph-rsid="00281124" style:font-size-asian="12pt" style:font-size-complex="12pt"/>
    </style:style>
    <style:style style:name="P19" style:family="paragraph" style:parent-style-name="Standard">
      <style:text-properties style:font-name="Times New Roman" fo:font-size="12pt" officeooo:rsid="00281124" officeooo:paragraph-rsid="00326581" style:font-size-asian="12pt" style:font-size-complex="12pt"/>
    </style:style>
    <style:style style:name="P20" style:family="paragraph" style:parent-style-name="Standard">
      <style:text-properties style:font-name="Times New Roman" fo:font-size="12pt" officeooo:rsid="001a0732" officeooo:paragraph-rsid="001a0732" style:font-size-asian="12pt" style:font-size-complex="12pt"/>
    </style:style>
    <style:style style:name="P21" style:family="paragraph" style:parent-style-name="Standard">
      <style:text-properties style:font-name="Times New Roman" fo:font-size="12pt" officeooo:rsid="001a0732" officeooo:paragraph-rsid="002abb06" style:font-size-asian="12pt" style:font-size-complex="12pt"/>
    </style:style>
    <style:style style:name="P22" style:family="paragraph" style:parent-style-name="Standard">
      <style:text-properties style:font-name="Times New Roman" fo:font-size="12pt" officeooo:rsid="001a0732" officeooo:paragraph-rsid="002b6ff5" style:font-size-asian="12pt" style:font-size-complex="12pt"/>
    </style:style>
    <style:style style:name="P23" style:family="paragraph" style:parent-style-name="Standard">
      <style:text-properties style:font-name="Times New Roman" fo:font-size="12pt" officeooo:rsid="001a0732" officeooo:paragraph-rsid="002ca182" style:font-size-asian="12pt" style:font-size-complex="12pt"/>
    </style:style>
    <style:style style:name="P24" style:family="paragraph" style:parent-style-name="Standard">
      <style:text-properties style:font-name="Times New Roman" fo:font-size="12pt" officeooo:rsid="001a0732" officeooo:paragraph-rsid="002e8718" style:font-size-asian="12pt" style:font-size-complex="12pt"/>
    </style:style>
    <style:style style:name="P25" style:family="paragraph" style:parent-style-name="Standard">
      <style:text-properties style:font-name="Times New Roman" fo:font-size="12pt" officeooo:rsid="001a0732" officeooo:paragraph-rsid="00319056" style:font-size-asian="12pt" style:font-size-complex="12pt"/>
    </style:style>
    <style:style style:name="P26" style:family="paragraph" style:parent-style-name="Standard">
      <style:text-properties style:font-name="Times New Roman" fo:font-size="12pt" officeooo:rsid="001a0732" officeooo:paragraph-rsid="0031aef8" style:font-size-asian="12pt" style:font-size-complex="12pt"/>
    </style:style>
    <style:style style:name="P27" style:family="paragraph" style:parent-style-name="Standard">
      <style:text-properties style:font-name="Times New Roman" fo:font-size="12pt" officeooo:rsid="001a0732" officeooo:paragraph-rsid="0031cdef" style:font-size-asian="12pt" style:font-size-complex="12pt"/>
    </style:style>
    <style:style style:name="P28" style:family="paragraph" style:parent-style-name="Standard">
      <style:text-properties style:font-name="Times New Roman" fo:font-size="12pt" officeooo:rsid="001dc7bb" officeooo:paragraph-rsid="001dc7bb" style:font-size-asian="12pt" style:font-size-complex="12pt"/>
    </style:style>
    <style:style style:name="P29" style:family="paragraph" style:parent-style-name="Standard">
      <style:text-properties style:font-name="Times New Roman" fo:font-size="12pt" officeooo:rsid="001dc7bb" officeooo:paragraph-rsid="001c1ef0" style:font-size-asian="12pt" style:font-size-complex="12pt"/>
    </style:style>
    <style:style style:name="P30" style:family="paragraph" style:parent-style-name="Standard">
      <style:text-properties fo:color="#000000" style:font-name="Times New Roman" fo:font-size="12pt" officeooo:rsid="001c1ef0" officeooo:paragraph-rsid="001a0732" fo:background-color="transparent" style:font-size-asian="12pt" style:font-size-complex="12pt"/>
    </style:style>
    <style:style style:name="P31" style:family="paragraph" style:parent-style-name="Standard">
      <style:text-properties fo:color="#000000" style:font-name="Times New Roman" fo:font-size="12pt" officeooo:rsid="002458d4" officeooo:paragraph-rsid="002458d4" fo:background-color="transparent" style:font-size-asian="12pt" style:font-size-complex="12pt"/>
    </style:style>
    <style:style style:name="P32" style:family="paragraph" style:parent-style-name="Standard">
      <style:text-properties fo:color="#000000" style:font-name="Times New Roman" fo:font-size="12pt" officeooo:rsid="002458d4" officeooo:paragraph-rsid="00281124" fo:background-color="transparent" style:font-size-asian="12pt" style:font-size-complex="12pt"/>
    </style:style>
    <style:style style:name="P33" style:family="paragraph" style:parent-style-name="Standard">
      <style:text-properties fo:color="#000000" style:font-name="Monospace" fo:font-size="10pt" officeooo:rsid="0029d6f6" officeooo:paragraph-rsid="0029d6f6" fo:background-color="transparent" style:font-size-asian="10pt" style:font-size-complex="12pt"/>
    </style:style>
    <style:style style:name="P34" style:family="paragraph" style:parent-style-name="Standard">
      <style:text-properties officeooo:paragraph-rsid="002e8718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1c1ef0" officeooo:paragraph-rsid="001a0732" fo:background-color="transparent" style:font-size-asian="12pt" style:font-size-complex="12pt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1c1ef0" officeooo:paragraph-rsid="00281124" fo:background-color="transparent" style:font-size-asian="12pt" style:font-size-complex="12pt"/>
    </style:style>
    <style:style style:name="P37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247e7d" officeooo:paragraph-rsid="00247e7d" fo:background-color="transparent" style:font-size-asian="12pt" style:font-size-complex="12pt"/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247e7d" officeooo:paragraph-rsid="00281124" fo:background-color="transparent" style:font-size-asian="12pt" style:font-size-complex="12pt"/>
    </style:style>
    <style:style style:name="P39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26e6da" officeooo:paragraph-rsid="00247e7d" fo:background-color="transparent" style:font-size-asian="12pt" style:font-size-complex="12pt"/>
    </style:style>
    <style:style style:name="P40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26e6da" officeooo:paragraph-rsid="00281124" fo:background-color="transparent" style:font-size-asian="12pt" style:font-size-complex="12pt"/>
    </style:style>
    <style:style style:name="P41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281124" officeooo:paragraph-rsid="00281124" fo:background-color="transparent" style:font-size-asian="12pt" style:font-size-complex="12pt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29d6f6" officeooo:paragraph-rsid="0029d6f6" fo:background-color="transparent" style:font-size-asian="12pt" style:font-size-complex="12pt"/>
    </style:style>
    <style:style style:name="P43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29d6f6" officeooo:paragraph-rsid="00281124" fo:background-color="transparent" style:font-size-asian="12pt" style:font-size-complex="12pt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2pt" officeooo:rsid="001a0732" officeooo:paragraph-rsid="0031aef8" fo:background-color="transparent" style:font-size-asian="12pt" style:font-size-complex="12pt"/>
    </style:style>
    <style:style style:name="P45" style:family="paragraph" style:parent-style-name="Standard">
      <style:paragraph-properties fo:break-before="page"/>
      <style:text-properties style:font-name="Times New Roman" fo:font-size="12pt" officeooo:rsid="001a0732" officeooo:paragraph-rsid="001a0732" style:font-size-asian="12pt" style:font-size-complex="12pt"/>
    </style:style>
    <style:style style:name="T1" style:family="text">
      <style:text-properties officeooo:rsid="001a0732"/>
    </style:style>
    <style:style style:name="T2" style:family="text">
      <style:text-properties fo:color="#000000" style:font-name="Monospace" fo:font-size="10pt" officeooo:rsid="001ae167" fo:background-color="transparent" style:font-size-asian="10pt"/>
    </style:style>
    <style:style style:name="T3" style:family="text">
      <style:text-properties fo:color="#000000" style:font-name="Monospace" fo:font-size="10pt" officeooo:rsid="001c1ef0" fo:background-color="transparent" style:font-size-asian="10pt"/>
    </style:style>
    <style:style style:name="T4" style:family="text">
      <style:text-properties fo:color="#000000" style:font-name="Monospace" fo:font-size="10pt" officeooo:rsid="00247e7d" fo:background-color="transparent" style:font-size-asian="10pt"/>
    </style:style>
    <style:style style:name="T5" style:family="text">
      <style:text-properties fo:color="#000000" style:font-name="Monospace" fo:font-size="10pt" officeooo:rsid="0029d6f6" fo:background-color="transparent" style:font-size-asian="10pt"/>
    </style:style>
    <style:style style:name="T6" style:family="text">
      <style:text-properties fo:color="#000000" style:font-name="Monospace" fo:font-size="10pt" officeooo:rsid="0029d6f6" fo:background-color="transparent" style:font-size-asian="10pt" style:font-size-complex="12pt"/>
    </style:style>
    <style:style style:name="T7" style:family="text">
      <style:text-properties fo:color="#000000" officeooo:rsid="001ae167" fo:background-color="transparent"/>
    </style:style>
    <style:style style:name="T8" style:family="text">
      <style:text-properties fo:color="#000000" officeooo:rsid="001a0732" fo:background-color="transparent"/>
    </style:style>
    <style:style style:name="T9" style:family="text">
      <style:text-properties fo:color="#000000" officeooo:rsid="001c1ef0" fo:background-color="transparent"/>
    </style:style>
    <style:style style:name="T10" style:family="text">
      <style:text-properties fo:color="#000000" officeooo:rsid="001dc7bb" fo:background-color="transparent"/>
    </style:style>
    <style:style style:name="T11" style:family="text">
      <style:text-properties fo:color="#000000" officeooo:rsid="00201c1e" fo:background-color="transparent"/>
    </style:style>
    <style:style style:name="T12" style:family="text">
      <style:text-properties fo:color="#000000" officeooo:rsid="002458d4" fo:background-color="transparent"/>
    </style:style>
    <style:style style:name="T13" style:family="text">
      <style:text-properties fo:color="#000000" officeooo:rsid="00247e7d" fo:background-color="transparent"/>
    </style:style>
    <style:style style:name="T14" style:family="text">
      <style:text-properties fo:color="#000000" officeooo:rsid="00262f34" fo:background-color="transparent"/>
    </style:style>
    <style:style style:name="T15" style:family="text">
      <style:text-properties fo:color="#000000" officeooo:rsid="0026e6da" fo:background-color="transparent"/>
    </style:style>
    <style:style style:name="T16" style:family="text">
      <style:text-properties fo:color="#000000" officeooo:rsid="00281124" fo:background-color="transparent"/>
    </style:style>
    <style:style style:name="T17" style:family="text">
      <style:text-properties fo:color="#000000" officeooo:rsid="0029d6f6" fo:background-color="transparent"/>
    </style:style>
    <style:style style:name="T18" style:family="text">
      <style:text-properties fo:color="#000000" style:font-name="Times New Roman" fo:font-size="12pt" officeooo:rsid="001a0732" fo:background-color="transparent" style:font-size-asian="12pt" style:font-size-complex="12pt"/>
    </style:style>
    <style:style style:name="T19" style:family="text">
      <style:text-properties fo:color="#000000" style:font-name="Times New Roman" fo:font-size="12pt" officeooo:rsid="0020738c" fo:background-color="transparent" style:font-size-asian="12pt" style:font-size-complex="12pt"/>
    </style:style>
    <style:style style:name="T20" style:family="text">
      <style:text-properties fo:color="#000000" style:font-name="Times New Roman" fo:font-size="12pt" officeooo:rsid="00281124" fo:background-color="transparent" style:font-size-asian="12pt" style:font-size-complex="12pt"/>
    </style:style>
    <style:style style:name="T21" style:family="text">
      <style:text-properties fo:color="#000000" style:font-name="Times New Roman" fo:font-size="12pt" officeooo:rsid="001dc7bb" fo:background-color="transparent" style:font-size-asian="12pt" style:font-size-complex="12pt"/>
    </style:style>
    <style:style style:name="T22" style:family="text">
      <style:text-properties fo:color="#000000" style:font-name="Times New Roman" fo:font-size="12pt" officeooo:rsid="0029d6f6" fo:background-color="transparent" style:font-size-asian="12pt" style:font-size-complex="12pt"/>
    </style:style>
    <style:style style:name="T23" style:family="text">
      <style:text-properties officeooo:rsid="001ae167"/>
    </style:style>
    <style:style style:name="T24" style:family="text">
      <style:text-properties officeooo:rsid="001c1ef0"/>
    </style:style>
    <style:style style:name="T25" style:family="text">
      <style:text-properties officeooo:rsid="001dc7bb"/>
    </style:style>
    <style:style style:name="T26" style:family="text">
      <style:text-properties officeooo:rsid="00201c1e"/>
    </style:style>
    <style:style style:name="T27" style:family="text">
      <style:text-properties officeooo:rsid="00281124"/>
    </style:style>
    <style:style style:name="T28" style:family="text">
      <style:text-properties officeooo:rsid="002abb06"/>
    </style:style>
    <style:style style:name="T29" style:family="text">
      <style:text-properties officeooo:rsid="002b6ff5"/>
    </style:style>
    <style:style style:name="T30" style:family="text">
      <style:text-properties style:font-name="Times New Roman" fo:font-size="12pt" officeooo:rsid="002fd323" style:font-size-asian="12pt" style:font-size-complex="12pt"/>
    </style:style>
    <style:style style:name="T31" style:family="text">
      <style:text-properties style:font-name="Times New Roman" fo:font-size="12pt" officeooo:rsid="0031cdef" style:font-size-asian="12pt" style:font-size-complex="12pt"/>
    </style:style>
    <style:style style:name="T32" style:family="text">
      <style:text-properties style:font-name="Times New Roman" officeooo:rsid="0031aef8"/>
    </style:style>
    <style:style style:name="T33" style:family="text">
      <style:text-properties officeooo:rsid="002ca182"/>
    </style:style>
    <style:style style:name="T34" style:family="text">
      <style:text-properties officeooo:rsid="002e8718"/>
    </style:style>
    <style:style style:name="T35" style:family="text">
      <style:text-properties officeooo:rsid="002fd323"/>
    </style:style>
    <style:style style:name="T36" style:family="text">
      <style:text-properties officeooo:rsid="00319056"/>
    </style:style>
    <style:style style:name="T37" style:family="text">
      <style:text-properties officeooo:rsid="0031aef8"/>
    </style:style>
    <style:style style:name="T38" style:family="text">
      <style:text-properties officeooo:rsid="0031cdef"/>
    </style:style>
    <style:style style:name="T39" style:family="text">
      <style:text-properties officeooo:rsid="003265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8">Soils Layers and Depth Analysis</text:span></text:p>
      <text:p text:style-name="P19"><text:span text:style-name="T28">These happen from beginning of simulation to end in order. Anything later will potentially replace earlier items.</text:span></text:p>
      <text:p text:style-name="P19"><text:span text:style-name="T28"/></text:p>
      <text:p text:style-name="P27"><text:span text:style-name="T38">The default Soil Layer Structure is from SoilLayers. </text:span><text:span text:style-name="T39">Problem?: If (no treatment soilsin and no data in soils datafile) we will could have a mismatch between the default swRun soils default and SoilLayers datafile.)</text:span></text:p>
      <text:p text:style-name="P21"><text:span text:style-name="T29"/></text:p>
      <text:p text:style-name="P22"><text:span text:style-name="T29">1.) SoilsLayers Datafile</text:span></text:p>
      <text:p text:style-name="P22"><text:span text:style-name="T29"><text:tab/></text:span><text:span text:style-name="T38">a.) sets SoilDepth and the depth of each layer</text:span></text:p>
      <text:p text:style-name="P22"><text:span text:style-name="T29"/></text:p>
      <text:p text:style-name="P22"><text:span text:style-name="T29">2.) ExtractSoilDataFromCONUSSOILFromSTATSGO_NorthAmerica</text:span></text:p>
      <text:p text:style-name="P27"><text:span text:style-name="T38"><text:tab/>a.) replaces soil structure in SoilsLayers Datafile and sets use column</text:span></text:p>
      <text:p text:style-name="P22"><text:span text:style-name="T29"/></text:p>
      <text:p text:style-name="P22"><text:span text:style-name="T29">DoOneSite</text:span></text:p>
      <text:p text:style-name="P22"><text:span text:style-name="T29"/></text:p>
      <text:p text:style-name="P22"><text:span text:style-name="T29">i_sw_input_soillayers &lt;- sw_input_soillayers #for one site</text:span></text:p>
      <text:p text:style-name="P22"><text:span text:style-name="T29"/></text:p>
      <text:p text:style-name="P24"><text:span text:style-name="T29">3.)<text:tab/></text:span><text:span text:style-name="T34">a. soilsin set in treatments or experimentals</text:span></text:p>
      <text:p text:style-name="P24"><text:span text:style-name="T34"><text:tab/><text:tab/>1. </text:span><text:span text:style-name="T35">Grab data from tr_soil file and set</text:span></text:p>
      <text:p text:style-name="P24"><text:span text:style-name="T35"><text:tab/><text:tab/>2. layers_depth, d and soildepth</text:span></text:p>
      <text:p text:style-name="P34"><text:span text:style-name="T30"><text:tab/><text:tab/></text:span><text:span text:style-name="T31">3. Replace swRunScenarioData Soil data with tr_soil</text:span></text:p>
      <text:p text:style-name="P24"><text:span text:style-name="T29"><text:tab/></text:span><text:span text:style-name="T34">b. soilsin not set in treatments or experimentals</text:span></text:p>
      <text:p text:style-name="P24"><text:span text:style-name="T29"><text:tab/><text:tab/></text:span><text:span text:style-name="T34">1. </text:span><text:span text:style-name="T29">soildepth &lt;- i_sw_input_soillayers # soildepth_cm column</text:span></text:p>
      <text:p text:style-name="P22"><text:span text:style-name="T29"><text:tab/><text:tab/></text:span><text:span text:style-name="T34">2. </text:span><text:span text:style-name="T29">layers_depth <text:s/>&lt;- i_sw_input_soillayers # depth_L columns that are filled in</text:span></text:p>
      <text:p text:style-name="P23"><text:span text:style-name="T33"><text:tab/><text:tab/></text:span><text:span text:style-name="T34">3. </text:span><text:span text:style-name="T33">d &lt;- smallest layer that has depth equal to or greater then soildepth</text:span></text:p>
      <text:p text:style-name="P23"><text:span text:style-name="T33"><text:tab/></text:span><text:span text:style-name="T35">c.) adjust layers_depth to whole number for d layers</text:span></text:p>
      <text:p text:style-name="P23"><text:span text:style-name="T35"><text:tab/>d.) layers_width is calculated from layers_depth</text:span></text:p>
      <text:p text:style-name="P23"><text:span text:style-name="T35"><text:tab/>e.) Calc DeepestTopLayer, topL, bottomL from above data and user input, Depth_TopLayers.</text:span></text:p>
      <text:p text:style-name="P23"><text:span text:style-name="T35"/></text:p>
      <text:p text:style-name="P25"><text:span text:style-name="T36">4.) if sw_input_soils_use has columns besides transpregion set</text:span></text:p>
      <text:p text:style-name="P25"><text:span text:style-name="T37">C</text:span><text:span text:style-name="T36">ompare </text:span><text:span text:style-name="T39">SoilLayers</text:span><text:span text:style-name="T36"> and </text:span><text:span text:style-name="T39">swRunScenarioData</text:span><text:span text:style-name="T36"> </text:span><text:span text:style-name="T39">Soils</text:span><text:span text:style-name="T36"> </text:span><text:span text:style-name="T39">soil depth and layers</text:span><text:span text:style-name="T37"> info</text:span></text:p>
      <text:p text:style-name="P25"><text:span text:style-name="T36"><text:tab/>1. Identical</text:span></text:p>
      <text:p text:style-name="P25"><text:span text:style-name="T36"><text:tab/><text:tab/></text:span><text:span text:style-name="T37">Layer structure does not change</text:span></text:p>
      <text:p text:style-name="P25"><text:span text:style-name="T36"><text:tab/></text:span><text:span text:style-name="T37">2. !Identical</text:span></text:p>
      <text:p text:style-name="P26"><text:span text:style-name="T37"><text:tab/><text:tab/>a. Recalc d, layer_depth, layer_width, ld, DeepestTopLayer, topL, bottomL based on soils datafile</text:span></text:p>
      <text:p text:style-name="P44"><text:span text:style-name="T37">Adjust deepest soil layer if there is no soil information for the lowest layers, but needs to recalculate soil layer structure</text:span></text:p>
      <text:p text:style-name="P44"><text:span text:style-name="T37"><text:tab/>1. Find deepest layer where bulkd, sand, clay all have data, not na and &gt; 0.</text:span></text:p>
      <text:p text:style-name="P44"><text:span text:style-name="T37"><text:tab/><text:tab/>a. if that layer is not the same as d readjust <text:s/></text:span><text:span text:style-name="T32">d, layer_depth, layer_width, ld, DeepestTopLayer, topL, bottomL to that layer.</text:span></text:p>
      <text:p text:style-name="P44"><text:span text:style-name="T32"/></text:p>
      <text:p text:style-name="P44"><text:span text:style-name="T32"/></text:p>
      <text:p text:style-name="P26"><text:span text:style-name="T37"/></text:p>
      <text:p text:style-name="P23"><text:span text:style-name="T33"/></text:p>
      <text:p text:style-name="P22"><text:span text:style-name="T29"/></text:p>
      <text:p text:style-name="P22"><text:span text:style-name="T29"/></text:p>
      <text:p text:style-name="P45">Evaporation Coefficient Source</text:p>
      <text:p text:style-name="P18">These happen from beginning of simulation to end in order. Anything later will potentially replace earlier items.</text:p>
      <text:p text:style-name="P20"/>
      <text:p text:style-name="P28">Before doOne Site</text:p>
      <text:p text:style-name="P28"/>
      <text:p text:style-name="P3"><text:span text:style-name="T25">1</text:span><text:span text:style-name="T24">. Soils Input Data File</text:span></text:p>
      <text:p text:style-name="P3"><text:span text:style-name="T24"><text:tab/>a.) header </text:span><text:span text:style-name="T25">c</text:span><text:span text:style-name="T24">olumn</text:span><text:span text:style-name="T25">s for EvapCoeff</text:span><text:span text:style-name="T24"> is set to one</text:span></text:p>
      <text:p text:style-name="P29"/>
      <text:p text:style-name="P5"><text:span text:style-name="T1">2. </text:span><text:span text:style-name="T23">treatments LookupEvapCoeffFromTable </text:span><text:span text:style-name="T26">and not experiments </text:span><text:span text:style-name="T23">LookupEvapCoeffFromTable</text:span></text:p>
      <text:p text:style-name="P10"><text:span text:style-name="T23"><text:tab/>a.) treatments “</text:span><text:span text:style-name="T7">LookupEvapCoeffFromTable” set </text:span><text:span text:style-name="T9">No NAs in column </text:span></text:p>
      <text:p text:style-name="P10"><text:span text:style-name="T7"><text:tab/></text:span><text:span text:style-name="T10">b</text:span><text:span text:style-name="T7">.) trfile.LookupEvapCoeffFromTable file set</text:span></text:p>
      <text:p text:style-name="P10"><text:span text:style-name="T7"><text:tab/></text:span><text:span text:style-name="T10">c.) Replaces sw_input_soils and sets sw_input_soils_use</text:span></text:p>
      <text:p text:style-name="P12"><text:span text:style-name="T10"><text:tab/></text:span><text:span text:style-name="T11">d.) Writes <text:s/></text:span><text:span text:style-name="T10">sw_input_soils </text:span><text:span text:style-name="T11">to file</text:span></text:p>
      <text:p text:style-name="P35"/>
      <text:p text:style-name="P2"><text:span text:style-name="T1">3. exinfo$</text:span><text:span text:style-name="T8">CalculateBareSoilEvaporationCoefficientsFromSoilTexture</text:span></text:p>
      <text:p text:style-name="P1"><text:span text:style-name="T18"><text:tab/></text:span><text:span text:style-name="T19">a.) Need 1 or more Sand_L in sw_input_soils</text:span></text:p>
      <text:p text:style-name="P9"><text:span text:style-name="T19"><text:tab/></text:span><text:span text:style-name="T20">b.) </text:span><text:span text:style-name="T21">Replaces sw_input_soils and sets sw_input_soils_use</text:span></text:p>
      <text:p text:style-name="P30"/>
      <text:p text:style-name="P6"><text:span text:style-name="T13">In</text:span><text:span text:style-name="T12"> doOne Site</text:span></text:p>
      <text:p text:style-name="P31"/>
      <text:p text:style-name="P4"><text:span text:style-name="T13">4</text:span><text:span text:style-name="T8">. </text:span><text:span text:style-name="T7">treatments LookupEvapCoeffFromTable</text:span></text:p>
      <text:p text:style-name="P11"><text:span text:style-name="T2"><text:tab/></text:span><text:span text:style-name="T4">a</text:span><text:span text:style-name="T2">.) expirements “LookupEvapCoeffFromTable” set </text:span><text:span text:style-name="T3">No NAs in column </text:span></text:p>
      <text:p text:style-name="P13"><text:span text:style-name="T3"><text:tab/></text:span><text:span text:style-name="T4">b.) </text:span><text:span text:style-name="T7">trfile.LookupEvapCoeffFromTable file set</text:span></text:p>
      <text:p text:style-name="P13"><text:span text:style-name="T7"><text:tab/></text:span><text:span text:style-name="T13">c.) Replaces i_sw_input_soils and sw_input_soils_use </text:span><text:span text:style-name="T14">&lt;- i_sw_input_soils is a single row from sw_input_soils given to the run.</text:span></text:p>
      <text:p text:style-name="P37"/>
      <text:p text:style-name="P13"><text:span text:style-name="T13">5.) </text:span><text:span text:style-name="T14">Merge of soils.in file and i_sw_inpu_soils </text:span><text:span text:style-name="T16">only done if flags are set in soils datafile. Flags are changed in all of the above steps</text:span></text:p>
      <text:p text:style-name="P13"><text:span text:style-name="T14"><text:tab/>a.) if soils.in and i_sw_input_soils </text:span><text:span text:style-name="T15">depths are identical</text:span></text:p>
      <text:p text:style-name="P39"><text:tab/><text:tab/>1.) Use defualt values of soils.in replace with data set in i_sw_input_soils</text:p>
      <text:p text:style-name="P39"><text:tab/>b.) if different soil depth from i_sw_input_soils and soils.in</text:p>
      <text:p text:style-name="P39"><text:tab/><text:tab/>1.) Everything is based off of i_sw_input</text:p>
      <text:p text:style-name="P40"><text:tab/><text:tab/>2.) evco, trco_grass, trco_shub, trco_tree, imperm: default to 0 if missing</text:p>
      <text:p text:style-name="P41"><text:tab/><text:tab/>3.) Drop layer if no i_sw_input_soils data for bulkd, sand, clay</text:p>
      <text:p text:style-name="P39"><text:tab/><text:tab/>3.) bulk fielddc wiltp sand clay: use previous layer value if missing</text:p>
      <text:p text:style-name="P37"/>
      <text:p text:style-name="P17"><text:span text:style-name="T27">TRCO</text:span><text:span text:style-name="T1"> Coefficient Source</text:span></text:p>
      <text:p text:style-name="P41">These happen from beginning of simulation to end in order. Anything later will potentially replace earlier items.</text:p>
      <text:p text:style-name="P41"/>
      <text:p text:style-name="P7"><text:span text:style-name="T25">1</text:span><text:span text:style-name="T24">. Soils Input Data File</text:span></text:p>
      <text:p text:style-name="P7"><text:span text:style-name="T24"><text:tab/>a.) header </text:span><text:span text:style-name="T25">c</text:span><text:span text:style-name="T24">olumn</text:span><text:span text:style-name="T25">s for </text:span><text:span text:style-name="T27">trco_grass, trco_shrub, trco_tree </text:span><text:span text:style-name="T25">Coeff</text:span><text:span text:style-name="T24"> is set to one</text:span></text:p>
      <text:p text:style-name="P36"/>
      <text:p text:style-name="P7"><text:span text:style-name="T13">In</text:span><text:span text:style-name="T12"> doOne Site</text:span></text:p>
      <text:p text:style-name="P32"/>
      <text:p text:style-name="P8"><text:span text:style-name="T17">2.) treatment's or experimental's </text:span><text:span text:style-name="T5">LookupTranspCoeffFromTable_Grass, LookupTranspCoeffFromTable_Shrub, <text:s/>LookupTranspCoeffFromTable_Tree set</text:span></text:p>
      <text:p text:style-name="P33"><text:tab/>a.) data is read in from treatments trco table</text:p>
      <text:p text:style-name="P33"><text:tab/>b.) i_sw_input_soils data is replaced/written with new values</text:p>
      <text:p text:style-name="P33"><text:tab/>c.) sw_input_soils_use set</text:p>
      <text:p text:style-name="P38"/>
      <text:p text:style-name="P14"><text:span text:style-name="T17">3</text:span><text:span text:style-name="T13">.) </text:span><text:span text:style-name="T14">Merge of soils.in file and i_sw_inpu_soils </text:span><text:span text:style-name="T16">only done if </text:span><text:span text:style-name="T17">any </text:span><text:span text:style-name="T16">flags are set in soils datafile </text:span><text:span text:style-name="T17">but not regions flag</text:span><text:span text:style-name="T16">. Flags are changed in all of the above steps</text:span></text:p>
      <text:p text:style-name="P14"><text:span text:style-name="T14"><text:tab/>a.) if soils.in and i_sw_input_soils </text:span><text:span text:style-name="T15">depths are identical</text:span></text:p>
      <text:p text:style-name="P40"><text:tab/><text:tab/>1.) Use defualt values of soils.in replace with data set in i_sw_input_soils</text:p>
      <text:p text:style-name="P40"><text:tab/>b.) if different soil depth from i_sw_input_soils and soils.in</text:p>
      <text:p text:style-name="P40"><text:tab/><text:tab/>1.) Everything is based off of i_sw_input</text:p>
      <text:p text:style-name="P40"><text:tab/><text:tab/>2.) evco, trco_grass, trco_shub, trco_tree, imperm: default to 0 if missing</text:p>
      <text:p text:style-name="P41"><text:tab/><text:tab/>3.) Drop layer if no i_sw_input_soils data for bulkd, sand, clay</text:p>
      <text:p text:style-name="P14"><text:span text:style-name="T17"><text:tab/><text:tab/></text:span><text:span text:style-name="T15">3.) bulk fielddc wiltp sand clay: use previous layer value if missing</text:span></text:p>
      <text:p text:style-name="P40"/>
      <text:p text:style-name="P42">4.) Adjust Root profile</text:p>
      <text:p text:style-name="P15"><text:span text:style-name="T22"><text:tab/>a.) </text:span><text:span text:style-name="T5">PotentialNaturalVegetation_CompositionShrubsC3C4_Paruelo1996</text:span><text:span text:style-name="T6"> has to be set in treatments or experimental</text:span></text:p>
      <text:p text:style-name="P14"><text:span text:style-name="T15"><text:tab/></text:span><text:span text:style-name="T17">b.) Root profile in treatments or experimental have to match tr_input_TranspCoeff column names.</text:span></text:p>
      <text:p text:style-name="P43"><text:tab/>c.) new trco values are us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Murphy</meta:initial-creator>
    <meta:creation-date>2014-01-16T14:49:44</meta:creation-date>
    <dc:date>2014-01-21T15:22:20</dc:date>
    <dc:creator>Ryan Murphy</dc:creator>
    <meta:editing-duration>PT10M6S</meta:editing-duration>
    <meta:editing-cycles>1</meta:editing-cycles>
    <meta:generator>LibreOffice/4.0.2.2$Linux_X86_64 LibreOffice_project/400m0$Build-2</meta:generator>
    <meta:document-statistic meta:table-count="0" meta:image-count="0" meta:object-count="0" meta:page-count="3" meta:paragraph-count="76" meta:word-count="695" meta:character-count="4840" meta:non-whitespace-character-count="4146"/>
  </office:meta>
</office:document-meta>
</file>